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e um texto dissertativo a respeito protocolo MPLS. Descreva sucintamente como funciona esse protocolo apontando suas características principais e o modo de funcionamento. Dê um exemplo de utilização do protocolo MPLS.</text:p>
      <text:p text:style-name="Text_20_body"> </text:p>
      <text:p text:style-name="Text_20_body"/>
      <text:p text:style-name="Text_20_body">SUA RESPOSTA</text:p>
      <text:p text:style-name="Text_20_body">O MPLS compartilha multiplos serviços de rede, e tem origem nas redes orientadas a conexão como redes ATP e tem como algumas de suas caracteristicas:</text:p>
      <text:p text:style-name="Text_20_body">- Mecanismo para tratamento de fluxo de dados entre hardware ou aplicações distintas;<text:line-break/>- Independencia em relação aos protocolos das camadas 2 e 3 OSI;<text:line-break/>- Mapeamento entre os endereços IP;<text:line-break/>- Interfaces com protocolo de roteamento.</text:p>
      <text:p text:style-name="Text_20_body">Os roteadores que compoem redes MPLS são chamados de LSR label switching router ou LER label edge routers</text:p>
      <text:p text:style-name="Text_20_body">As aplicações suportadas pelo MPLS são, VPNs, engenharia de trafego, qualidade de serviço e ATOM, por exempl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2:34:02.728192739</meta:creation-date>
    <meta:generator>LibreOffice/7.3.6.2$Linux_X86_64 LibreOffice_project/30$Build-2</meta:generator>
    <dc:date>2022-10-04T02:34:40.097645383</dc:date>
    <meta:editing-duration>PT37S</meta:editing-duration>
    <meta:editing-cycles>1</meta:editing-cycles>
    <meta:document-statistic meta:table-count="0" meta:image-count="0" meta:object-count="0" meta:page-count="1" meta:paragraph-count="7" meta:word-count="130" meta:character-count="827" meta:non-whitespace-character-count="702"/>
  </office:meta>
</office:document-meta>
</file>